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4"/>
    <style:style style:name="ce4" style:family="table-cell" style:parent-style-name="Default" style:data-style-name="N19"/>
    <style:style style:name="ce5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3.38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87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Endereco</text:p>
          </table:table-cell>
          <table:table-cell office:value-type="string" table:style-name="ce1">
            <text:p>Bairro</text:p>
          </table:table-cell>
          <table:table-cell office:value-type="string" table:style-name="ce2">
            <text:p>Ano Construcao (Unidade)</text:p>
          </table:table-cell>
          <table:table-cell office:value-type="string" table:style-name="ce3">
            <text:p>Area Terreno Total</text:p>
          </table:table-cell>
          <table:table-cell office:value-type="string" table:style-name="ce3">
            <text:p>Area Construida Adquirida</text:p>
          </table:table-cell>
          <table:table-cell office:value-type="string" table:style-name="ce3">
            <text:p>Area Adquirida (Unidades Somadas)</text:p>
          </table:table-cell>
          <table:table-cell office:value-type="string" table:style-name="ce1">
            <text:p>Padrao Acabamento (Unidade)</text:p>
          </table:table-cell>
          <table:table-cell office:value-type="string" table:style-name="ce1">
            <text:p>Fracao Ideal Adquirida</text:p>
          </table:table-cell>
          <table:table-cell office:value-type="string" table:style-name="ce1">
            <text:p>Tipo Construtivo Preponderante</text:p>
          </table:table-cell>
          <table:table-cell office:value-type="string" table:style-name="ce1">
            <text:p>DescriÃ§Ã£o Tipo Ocupacao (Unidade)</text:p>
          </table:table-cell>
          <table:table-cell office:value-type="string" table:style-name="ce1">
            <text:p>Valor Base Calculo</text:p>
          </table:table-cell>
          <table:table-cell office:value-type="string" table:style-name="ce1">
            <text:p>Zona Uso ITBI</text:p>
          </table:table-cell>
          <table:table-cell office:value-type="string" table:style-name="ce4">
            <text:p>Data Inclusao Transacao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VE ABILIO MACHADO 1264 - SALA 413 - INCONFIDENCIA - 30820-272 - BELO HORIZONTE - MG</text:p>
          </table:table-cell>
          <table:table-cell office:value-type="string" table:style-name="ce1">
            <text:p>INCONFIDENCIA</text:p>
          </table:table-cell>
          <table:table-cell office:value-type="float" office:value="2000" table:style-name="ce1">
            <text:p>2000</text:p>
          </table:table-cell>
          <table:table-cell office:value-type="float" office:value="1247.75" table:style-name="ce1">
            <text:p>1247,75</text:p>
          </table:table-cell>
          <table:table-cell office:value-type="float" office:value="37.06" table:style-name="ce1">
            <text:p>37,06</text:p>
          </table:table-cell>
          <table:table-cell office:value-type="float" office:value="37.06" table:style-name="ce1">
            <text:p>37,06</text:p>
          </table:table-cell>
          <table:table-cell office:value-type="string" table:style-name="ce1">
            <text:p>P2</text:p>
          </table:table-cell>
          <table:table-cell office:value-type="float" office:value="6.5630000000000003E-3" table:style-name="ce1">
            <text:p>0,006563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NAO RESIDENCIAL</text:p>
          </table:table-cell>
          <table:table-cell office:value-type="float" office:value="19990.53" table:style-name="ce1">
            <text:p>19990,53</text:p>
          </table:table-cell>
          <table:table-cell office:value-type="string" table:style-name="ce1">
            <text:p>ZAR2</text:p>
          </table:table-cell>
          <table:table-cell office:value-type="date" office:date-value="2009-01-02T00:00:00" table:style-name="ce4">
            <text:p>02/01/20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<text:s/>AVE PAULISTA 1374 - ANDAR 3 - BELA VISTA - 01310-916 - SAO PAULO - SP</text:p>
          </table:table-cell>
          <table:table-cell office:value-type="string" table:style-name="ce1">
            <text:p>VALOR NULO</text:p>
          </table:table-cell>
          <table:table-cell office:value-type="float" office:value="1980" table:style-name="ce1">
            <text:p>1980</text:p>
          </table:table-cell>
          <table:table-cell office:value-type="float" office:value="1000" table:style-name="ce1">
            <text:p>1000</text:p>
          </table:table-cell>
          <table:table-cell office:value-type="float" office:value="123" table:style-name="ce1">
            <text:p>123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P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ESIDENCIAL</text:p>
          </table:table-cell>
          <table:table-cell office:value-type="float" office:value="78478" table:style-name="ce1">
            <text:p>78478</text:p>
          </table:table-cell>
          <table:table-cell office:value-type="string" table:style-name="ce1">
            <text:p>ZP2</text:p>
          </table:table-cell>
          <table:table-cell office:value-type="date" office:date-value="2009-08-13T00:00:00" table:style-name="ce4">
            <text:p>13/08/2009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5"/>
          <table:table-cell table:number-columns-repeated="16377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Matheus Bruno</meta:initial-creator>
    <dc:creator>Matheus Bruno</dc:creator>
    <meta:creation-date>2023-08-04T05:02:08Z</meta:creation-date>
    <dc:date>2023-08-04T05:21:22Z</dc:date>
  </office:meta>
</office:document-meta>
</file>